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6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Bliskie jest Królestwo Boże,</text:span><text:span text:style-name="T1"><text:line-break/></text:span><text:span text:style-name="T1">nawracajmy się</text:span><text:span text:style-name="T1"><text:line-break/></text:span><text:span text:style-name="T1">i wierzmy w Ewangel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Bóg jest światłością</text:span><text:span text:style-name="T1"><text:line-break/></text:span><text:span text:style-name="T1">i nie ma w Nim żadnej ciemności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Jeżeli chodzimy w światłości,</text:span><text:span text:style-name="T1"><text:line-break/></text:span><text:span text:style-name="T1">wtedy mamy łączność </text:span><text:span text:style-name="T1"><text:line-break/></text:span><text:span text:style-name="T1">między sob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Bliskie jest Królestwo Boże,</text:span><text:span text:style-name="T1"><text:line-break/></text:span><text:span text:style-name="T1">nawracajmy się</text:span><text:span text:style-name="T1"><text:line-break/></text:span><text:span text:style-name="T1">i wierzmy w Ewangel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19T16:56:22</meta:creation-date>
    <dc:date>2013-04-20T23:42:13.40</dc:date>
    <dc:language>pl-PL</dc:language>
    <meta:editing-cycles>14</meta:editing-cycles>
    <meta:editing-duration>PT15M34S</meta:editing-duration>
    <dc:creator>Ziomal Mistrz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